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87F5ECDD3C432AE.png" manifest:media-type="image/png"/>
  <manifest:file-entry manifest:full-path="Pictures/10000000000005560000030054FE1EB9E6727C83.png" manifest:media-type="image/png"/>
  <manifest:file-entry manifest:full-path="Pictures/100000000000055600000300933D6628F410903C.png" manifest:media-type="image/png"/>
  <manifest:file-entry manifest:full-path="Pictures/1000000000000556000003004BCD44CA64D38FD0.png" manifest:media-type="image/png"/>
  <manifest:file-entry manifest:full-path="Pictures/1000000000000556000003002C7B69C2FFC7582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26in" draw:z-index="0"><draw:image xlink:href="Pictures/1000000000000556000003002C7B69C2FFC75820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2" text:anchor-type="paragraph" svg:width="6.6929in" svg:height="3.7626in" draw:z-index="1"><draw:image xlink:href="Pictures/1000000000000556000003004BCD44CA64D38F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6.6929in" svg:height="3.7626in" draw:z-index="2"><draw:image xlink:href="Pictures/10000000000005560000030054FE1EB9E6727C83.png" xlink:type="simple" xlink:show="embed" xlink:actuate="onLoad"/></draw:frame></text:p>
      <text:p text:style-name="Standard"><draw:frame draw:style-name="fr1" draw:name="Image4" text:anchor-type="paragraph" svg:width="6.6929in" svg:height="3.7626in" draw:z-index="3"><draw:image xlink:href="Pictures/100000000000055600000300933D6628F410903C.png" xlink:type="simple" xlink:show="embed" xlink:actuate="onLoad"/></draw:frame></text:p>
      <text:p text:style-name="Standard"/>
      <text:p text:style-name="Standard"><draw:frame draw:style-name="fr3" draw:name="Image5" text:anchor-type="paragraph" svg:x="-0.0882in" svg:y="-0.0102in" svg:width="6.6929in" svg:height="3.7626in" draw:z-index="4"><draw:image xlink:href="Pictures/100000000000055600000300587F5ECDD3C432A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2:14:06.649422944</meta:creation-date>
    <dc:date>2016-12-18T12:35:59.608388706</dc:date>
    <meta:editing-duration>PT11M32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5.2.3.3$Linux_X86_64 LibreOffice_project/d54a8868f08a7b39642414cf2c8ef2f228f780cf</meta:generator>
  </office:meta>
</office:document-meta>
</file>